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.033cm" svg:height="9.031cm" svg:x="24.378cm" svg:y="0.452cm">
            <draw:object draw:notify-on-update-of-ranges="Tabelle1.A3:Tabelle1.A6 Tabelle1.B2:Tabelle1.B2 Tabelle1.B3:Tabelle1.B6 Tabelle1.C2:Tabelle1.C2 Tabelle1.C3:Tabelle1.C6 Tabelle1.D2:Tabelle1.D2 Tabelle1.D3:Tabelle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8.99cm" svg:x="40.712cm" svg:y="0.698cm">
            <draw:object draw:notify-on-update-of-ranges="Tabelle1.G3:Tabelle1.G7 Tabelle1.H2:Tabelle1.H2 Tabelle1.H3:Tabelle1.H7 Tabelle1.I2:Tabelle1.I2 Tabelle1.I3:Tabelle1.I7 Tabelle1.J2:Tabelle1.J2 Tabelle1.J3:Tabelle1.J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5cm" svg:height="9.031cm" svg:x="24.206cm" svg:y="9.934cm">
            <draw:object draw:notify-on-update-of-ranges="Tabelle1.A15:Tabelle1.A18 Tabelle1.B14:Tabelle1.B14 Tabelle1.B15:Tabelle1.B18 Tabelle1.C14:Tabelle1.C14 Tabelle1.C15:Tabelle1.C18 Tabelle1.D14:Tabelle1.D14 Tabelle1.D15:Tabelle1.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6cm" svg:height="9.031cm" svg:x="40.542cm" svg:y="10.071cm">
            <draw:object draw:notify-on-update-of-ranges="Tabelle1.G15:Tabelle1.G19 Tabelle1.H14:Tabelle1.H14 Tabelle1.H15:Tabelle1.H19 Tabelle1.I14:Tabelle1.I14 Tabelle1.I15:Tabelle1.I19 Tabelle1.J14:Tabelle1.J14 Tabelle1.J15:Tabelle1.J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hort | sma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  <table:table-cell table:number-columns-repeated="2"/>
          <table:table-cell office:value-type="string" calcext:value-type="string">
            <text:p>Short | bi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</table:table-row>
        <table:table-row table:style-name="ro1">
          <table:table-cell office:value-type="string" calcext:value-type="string">
            <text:p>small5normal</text:p>
          </table:table-cell>
          <table:table-cell office:value-type="float" office:value="1182048" calcext:value-type="float">
            <text:p>1182048</text:p>
          </table:table-cell>
          <table:table-cell office:value-type="float" office:value="1161468" calcext:value-type="float">
            <text:p>1161468</text:p>
          </table:table-cell>
          <table:table-cell office:value-type="float" office:value="421148" calcext:value-type="float">
            <text:p>421148</text:p>
          </table:table-cell>
          <table:table-cell table:number-columns-repeated="2"/>
          <table:table-cell office:value-type="string" calcext:value-type="string">
            <text:p>clmet_complete</text:p>
          </table:table-cell>
          <table:table-cell office:value-type="float" office:value="193582037" calcext:value-type="float">
            <text:p>193582037</text:p>
          </table:table-cell>
          <table:table-cell office:value-type="float" office:value="224378945" calcext:value-type="float">
            <text:p>224378945</text:p>
          </table:table-cell>
          <table:table-cell office:value-type="float" office:value="45329881" calcext:value-type="float">
            <text:p>45329881</text:p>
          </table:table-cell>
        </table:table-row>
        <table:table-row table:style-name="ro1">
          <table:table-cell office:value-type="string" calcext:value-type="string">
            <text:p>small5uniform</text:p>
          </table:table-cell>
          <table:table-cell office:value-type="float" office:value="1049615" calcext:value-type="float">
            <text:p>1049615</text:p>
          </table:table-cell>
          <table:table-cell office:value-type="float" office:value="1249519" calcext:value-type="float">
            <text:p>1249519</text:p>
          </table:table-cell>
          <table:table-cell office:value-type="float" office:value="289508" calcext:value-type="float">
            <text:p>289508</text:p>
          </table:table-cell>
          <table:table-cell table:number-columns-repeated="2"/>
          <table:table-cell office:value-type="string" calcext:value-type="string">
            <text:p>big5normal</text:p>
          </table:table-cell>
          <table:table-cell office:value-type="float" office:value="104010189" calcext:value-type="float">
            <text:p>104010189</text:p>
          </table:table-cell>
          <table:table-cell office:value-type="float" office:value="100710814" calcext:value-type="float">
            <text:p>100710814</text:p>
          </table:table-cell>
          <table:table-cell office:value-type="float" office:value="44878854" calcext:value-type="float">
            <text:p>44878854</text:p>
          </table:table-cell>
        </table:table-row>
        <table:table-row table:style-name="ro1">
          <table:table-cell office:value-type="string" calcext:value-type="string">
            <text:p>small25normal</text:p>
          </table:table-cell>
          <table:table-cell office:value-type="float" office:value="1002777" calcext:value-type="float">
            <text:p>1002777</text:p>
          </table:table-cell>
          <table:table-cell office:value-type="float" office:value="1002994" calcext:value-type="float">
            <text:p>1002994</text:p>
          </table:table-cell>
          <table:table-cell office:value-type="float" office:value="222903" calcext:value-type="float">
            <text:p>222903</text:p>
          </table:table-cell>
          <table:table-cell table:number-columns-repeated="2"/>
          <table:table-cell office:value-type="string" calcext:value-type="string">
            <text:p>big5uniform</text:p>
          </table:table-cell>
          <table:table-cell office:value-type="float" office:value="104994410" calcext:value-type="float">
            <text:p>104994410</text:p>
          </table:table-cell>
          <table:table-cell office:value-type="float" office:value="124969418" calcext:value-type="float">
            <text:p>124969418</text:p>
          </table:table-cell>
          <table:table-cell office:value-type="float" office:value="34272423" calcext:value-type="float">
            <text:p>34272423</text:p>
          </table:table-cell>
        </table:table-row>
        <table:table-row table:style-name="ro1">
          <table:table-cell office:value-type="string" calcext:value-type="string">
            <text:p>small25uniform</text:p>
          </table:table-cell>
          <table:table-cell office:value-type="float" office:value="1001645" calcext:value-type="float">
            <text:p>1001645</text:p>
          </table:table-cell>
          <table:table-cell office:value-type="float" office:value="1041793" calcext:value-type="float">
            <text:p>1041793</text:p>
          </table:table-cell>
          <table:table-cell office:value-type="float" office:value="216422" calcext:value-type="float">
            <text:p>216422</text:p>
          </table:table-cell>
          <table:table-cell table:number-columns-repeated="2"/>
          <table:table-cell office:value-type="string" calcext:value-type="string">
            <text:p>big25normal</text:p>
          </table:table-cell>
          <table:table-cell office:value-type="float" office:value="100638791" calcext:value-type="float">
            <text:p>100638791</text:p>
          </table:table-cell>
          <table:table-cell office:value-type="float" office:value="100308487" calcext:value-type="float">
            <text:p>100308487</text:p>
          </table:table-cell>
          <table:table-cell office:value-type="float" office:value="22408171" calcext:value-type="float">
            <text:p>224081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g25uniform</text:p>
          </table:table-cell>
          <table:table-cell office:value-type="float" office:value="100166632" calcext:value-type="float">
            <text:p>100166632</text:p>
          </table:table-cell>
          <table:table-cell office:value-type="float" office:value="104165929" calcext:value-type="float">
            <text:p>104165929</text:p>
          </table:table-cell>
          <table:table-cell office:value-type="float" office:value="21812229" calcext:value-type="float">
            <text:p>2181222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5]/[.D3]" office:value-type="float" office:value="0.529274744270423" calcext:value-type="float">
            <text:p>0,52927474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]/[.D4]" office:value-type="float" office:value="0.74755101758846" calcext:value-type="float">
            <text:p>0,7475510176</text:p>
          </table:table-cell>
          <table:table-cell table:number-columns-repeated="5"/>
          <table:table-cell table:formula="of:=[.J6]/[.J4]" office:value-type="float" office:value="0.499303547278636" calcext:value-type="float">
            <text:p>0,4993035473</text:p>
          </table:table-cell>
        </table:table-row>
        <table:table-row table:style-name="ro1">
          <table:table-cell table:number-columns-repeated="9"/>
          <table:table-cell table:formula="of:=[.J7]/[.J5]" office:value-type="float" office:value="0.636436735155842" calcext:value-type="float">
            <text:p>0,636436735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ong | sma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  <table:table-cell table:number-columns-repeated="2"/>
          <table:table-cell office:value-type="string" calcext:value-type="string">
            <text:p>long | bi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</table:table-row>
        <table:table-row table:style-name="ro1">
          <table:table-cell office:value-type="string" calcext:value-type="string">
            <text:p>small5normal</text:p>
          </table:table-cell>
          <table:table-cell office:value-type="float" office:value="1259007" calcext:value-type="float">
            <text:p>1259007</text:p>
          </table:table-cell>
          <table:table-cell office:value-type="float" office:value="1110936" calcext:value-type="float">
            <text:p>1110936</text:p>
          </table:table-cell>
          <table:table-cell office:value-type="float" office:value="197772" calcext:value-type="float">
            <text:p>197772</text:p>
          </table:table-cell>
          <table:table-cell table:number-columns-repeated="2"/>
          <table:table-cell office:value-type="string" calcext:value-type="string">
            <text:p>clmet_complete</text:p>
          </table:table-cell>
          <table:table-cell office:value-type="float" office:value="193637975" calcext:value-type="float">
            <text:p>193637975</text:p>
          </table:table-cell>
          <table:table-cell office:value-type="float" office:value="227640415" calcext:value-type="float">
            <text:p>227640415</text:p>
          </table:table-cell>
          <table:table-cell office:value-type="float" office:value="15735966" calcext:value-type="float">
            <text:p>15735966</text:p>
          </table:table-cell>
        </table:table-row>
        <table:table-row table:style-name="ro1">
          <table:table-cell office:value-type="string" calcext:value-type="string">
            <text:p>small5uniform</text:p>
          </table:table-cell>
          <table:table-cell office:value-type="float" office:value="1049760" calcext:value-type="float">
            <text:p>1049760</text:p>
          </table:table-cell>
          <table:table-cell office:value-type="float" office:value="1250021" calcext:value-type="float">
            <text:p>1250021</text:p>
          </table:table-cell>
          <table:table-cell office:value-type="float" office:value="141981" calcext:value-type="float">
            <text:p>141981</text:p>
          </table:table-cell>
          <table:table-cell table:number-columns-repeated="2"/>
          <table:table-cell office:value-type="string" calcext:value-type="string">
            <text:p>big5normal</text:p>
          </table:table-cell>
          <table:table-cell office:value-type="float" office:value="106535734" calcext:value-type="float">
            <text:p>106535734</text:p>
          </table:table-cell>
          <table:table-cell office:value-type="float" office:value="100683262" calcext:value-type="float">
            <text:p>100683262</text:p>
          </table:table-cell>
          <table:table-cell office:value-type="float" office:value="12894190" calcext:value-type="float">
            <text:p>12894190</text:p>
          </table:table-cell>
        </table:table-row>
        <table:table-row table:style-name="ro1">
          <table:table-cell office:value-type="string" calcext:value-type="string">
            <text:p>small25normal</text:p>
          </table:table-cell>
          <table:table-cell office:value-type="float" office:value="1001600" calcext:value-type="float">
            <text:p>1001600</text:p>
          </table:table-cell>
          <table:table-cell office:value-type="float" office:value="1002908" calcext:value-type="float">
            <text:p>1002908</text:p>
          </table:table-cell>
          <table:table-cell office:value-type="float" office:value="43113" calcext:value-type="float">
            <text:p>43113</text:p>
          </table:table-cell>
          <table:table-cell table:number-columns-repeated="2"/>
          <table:table-cell office:value-type="string" calcext:value-type="string">
            <text:p>big5uniform</text:p>
          </table:table-cell>
          <table:table-cell office:value-type="float" office:value="104993639" calcext:value-type="float">
            <text:p>104993639</text:p>
          </table:table-cell>
          <table:table-cell office:value-type="float" office:value="124988817" calcext:value-type="float">
            <text:p>124988817</text:p>
          </table:table-cell>
          <table:table-cell office:value-type="float" office:value="13121821" calcext:value-type="float">
            <text:p>13121821</text:p>
          </table:table-cell>
        </table:table-row>
        <table:table-row table:style-name="ro1">
          <table:table-cell office:value-type="string" calcext:value-type="string">
            <text:p>small25uniform</text:p>
          </table:table-cell>
          <table:table-cell office:value-type="float" office:value="1001726" calcext:value-type="float">
            <text:p>1001726</text:p>
          </table:table-cell>
          <table:table-cell office:value-type="float" office:value="1041839" calcext:value-type="float">
            <text:p>1041839</text:p>
          </table:table-cell>
          <table:table-cell office:value-type="float" office:value="48468" calcext:value-type="float">
            <text:p>48468</text:p>
          </table:table-cell>
          <table:table-cell table:number-columns-repeated="2"/>
          <table:table-cell office:value-type="string" calcext:value-type="string">
            <text:p>big25normal</text:p>
          </table:table-cell>
          <table:table-cell office:value-type="float" office:value="100700112" calcext:value-type="float">
            <text:p>100700112</text:p>
          </table:table-cell>
          <table:table-cell office:value-type="float" office:value="100288062" calcext:value-type="float">
            <text:p>100288062</text:p>
          </table:table-cell>
          <table:table-cell office:value-type="float" office:value="4686212" calcext:value-type="float">
            <text:p>46862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g25uniform</text:p>
          </table:table-cell>
          <table:table-cell office:value-type="float" office:value="100166838" calcext:value-type="float">
            <text:p>100166838</text:p>
          </table:table-cell>
          <table:table-cell office:value-type="float" office:value="104163730" calcext:value-type="float">
            <text:p>104163730</text:p>
          </table:table-cell>
          <table:table-cell office:value-type="float" office:value="4465746" calcext:value-type="float">
            <text:p>44657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17]/[.D15]" office:value-type="float" office:value="0.217993446999575" calcext:value-type="float">
            <text:p>0,21799344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8]/[.D16]" office:value-type="float" office:value="0.341369619878716" calcext:value-type="float">
            <text:p>0,3413696199</text:p>
          </table:table-cell>
          <table:table-cell table:number-columns-repeated="5"/>
          <table:table-cell table:formula="of:=[.J18]/[.J16]" office:value-type="float" office:value="0.363435935099452" calcext:value-type="float">
            <text:p>0,3634359351</text:p>
          </table:table-cell>
        </table:table-row>
        <table:table-row table:style-name="ro1">
          <table:table-cell table:number-columns-repeated="9"/>
          <table:table-cell table:formula="of:=[.J19]/[.J17]" office:value-type="float" office:value="0.340329745391284" calcext:value-type="float">
            <text:p>0,3403297454</text:p>
          </table:table-cell>
        </table:table-row>
        <table:table-row table:style-name="ro1">
          <table:table-cell table:number-columns-repeated="3"/>
          <table:table-cell table:formula="of:=[.D15]/[.D3]" office:value-type="float" office:value="0.469602135116396" calcext:value-type="float">
            <text:p>0,4696021351</text:p>
          </table:table-cell>
          <table:table-cell table:number-columns-repeated="3"/>
          <table:table-cell table:formula="of:=[.J17]/[.J16]" office:value-type="float" office:value="1.01765376499028" calcext:value-type="float">
            <text:p>1,017653765</text:p>
          </table:table-cell>
          <table:table-cell/>
          <table:table-cell table:formula="of:=[.J15]/[.J3]" office:value-type="float" office:value="0.347143333555188" calcext:value-type="float">
            <text:p>0,3471433336</text:p>
          </table:table-cell>
        </table:table-row>
        <table:table-row table:style-name="ro1">
          <table:table-cell table:number-columns-repeated="3"/>
          <table:table-cell table:formula="of:=[.D16]/[.D4]" office:value-type="float" office:value="0.490421680920734" calcext:value-type="float">
            <text:p>0,4904216809</text:p>
          </table:table-cell>
          <table:table-cell table:number-columns-repeated="5"/>
          <table:table-cell table:formula="of:=[.J16]/[.J4]" office:value-type="float" office:value="0.287311035170372" calcext:value-type="float">
            <text:p>0,2873110352</text:p>
          </table:table-cell>
        </table:table-row>
        <table:table-row table:style-name="ro1">
          <table:table-cell table:number-columns-repeated="3"/>
          <table:table-cell table:formula="of:=[.D17]/[.D5]" office:value-type="float" office:value="0.193415970175368" calcext:value-type="float">
            <text:p>0,1934159702</text:p>
          </table:table-cell>
          <table:table-cell table:number-columns-repeated="5"/>
          <table:table-cell table:formula="of:=[.J17]/[.J5]" office:value-type="float" office:value="0.382868202811339" calcext:value-type="float">
            <text:p>0,3828682028</text:p>
          </table:table-cell>
        </table:table-row>
        <table:table-row table:style-name="ro1">
          <table:table-cell table:number-columns-repeated="3"/>
          <table:table-cell table:formula="of:=[.D18]/[.D6]" office:value-type="float" office:value="0.223951354298546" calcext:value-type="float">
            <text:p>0,2239513543</text:p>
          </table:table-cell>
          <table:table-cell table:number-columns-repeated="5"/>
          <table:table-cell table:formula="of:=[.J18]/[.J6]" office:value-type="float" office:value="0.209129607231219" calcext:value-type="float">
            <text:p>0,2091296072</text:p>
          </table:table-cell>
        </table:table-row>
        <table:table-row table:style-name="ro1">
          <table:table-cell table:number-columns-repeated="9"/>
          <table:table-cell table:formula="of:=[.J19]/[.J7]" office:value-type="float" office:value="0.204735884626922" calcext:value-type="float">
            <text:p>0,2047358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 style:data-style-name="N2" text:time-value="23:31:32.2233551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3T23:46:56.226328072</dc:date>
    <dc:creator>robert </dc:creator>
    <meta:generator>LibreOffice/4.2.5.2$Linux_X86_64 LibreOffice_project/420m0$Build-2</meta:generator>
    <meta:editing-duration>P0D</meta:editing-duration>
    <meta:editing-cycles>1</meta:editing-cycles>
    <meta:document-statistic meta:table-count="1" meta:cell-count="1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34cm" svg:height="9.032cm" xlink:href=".." xlink:type="simple" chart:class="chart:bar" chart:style-name="ch1">
        <chart:title svg:x="5.156cm" svg:y="0.316cm" chart:style-name="ch2">
          <text:p>Small Corpus, Short Pattern</text:p>
        </chart:title>
        <chart:legend chart:legend-position="end" svg:x="13.321cm" svg:y="3.719cm" style:legend-expansion="high" chart:style-name="ch3"/>
        <chart:plot-area chart:style-name="ch4" table:cell-range-address="Tabelle1.A3:Tabelle1.D6 Tabelle1.B2:Tabelle1.D2" chart:data-source-has-labels="both" svg:x="0.77cm" svg:y="1.635cm" svg:width="11.911cm" svg:height="6.797cm">
          <chartooo:coordinate-region svg:x="2.529cm" svg:y="1.834cm" svg:width="10.152cm" svg:height="5.951cm"/>
          <chart:axis chart:dimension="x" chart:name="primary-x" chart:style-name="ch5" chartooo:axis-type="auto">
            <chartooo:date-scale/>
            <chart:categories table:cell-range-address="Tabelle1.A3:Tabelle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3:Tabelle1.B6" chart:label-cell-address="Tabelle1.B2:Tabelle1.B2" chart:class="chart:bar">
            <chart:data-point chart:repeated="4"/>
          </chart:series>
          <chart:series chart:style-name="ch9" chart:values-cell-range-address="Tabelle1.C3:Tabelle1.C6" chart:label-cell-address="Tabelle1.C2:Tabelle1.C2" chart:class="chart:bar">
            <chart:data-point chart:repeated="4"/>
          </chart:series>
          <chart:series chart:style-name="ch10" chart:values-cell-range-address="Tabelle1.D3:Tabelle1.D6" chart:label-cell-address="Tabelle1.D2:Tabelle1.D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B2:Tabelle1.B2</svg:desc>
                </draw:g>
              </table:table-cell>
              <table:table-cell office:value-type="string">
                <text:p>Heuristic</text:p>
                <draw:g>
                  <svg:desc>Tabelle1.C2:Tabelle1.C2</svg:desc>
                </draw:g>
              </table:table-cell>
              <table:table-cell office:value-type="string">
                <text:p>Boyer-Moore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5normal</text:p>
                <draw:g>
                  <svg:desc>Tabelle1.A3:Tabelle1.A6</svg:desc>
                </draw:g>
              </table:table-cell>
              <table:table-cell office:value-type="float" office:value="1182048">
                <text:p>1182048</text:p>
                <draw:g>
                  <svg:desc>Tabelle1.B3:Tabelle1.B6</svg:desc>
                </draw:g>
              </table:table-cell>
              <table:table-cell office:value-type="float" office:value="1161468">
                <text:p>1161468</text:p>
                <draw:g>
                  <svg:desc>Tabelle1.C3:Tabelle1.C6</svg:desc>
                </draw:g>
              </table:table-cell>
              <table:table-cell office:value-type="float" office:value="421148">
                <text:p>421148</text:p>
                <draw:g>
                  <svg:desc>Tabelle1.D3:Tabelle1.D6</svg:desc>
                </draw:g>
              </table:table-cell>
            </table:table-row>
            <table:table-row>
              <table:table-cell office:value-type="string">
                <text:p>small5uniform</text:p>
              </table:table-cell>
              <table:table-cell office:value-type="float" office:value="1049615">
                <text:p>1049615</text:p>
              </table:table-cell>
              <table:table-cell office:value-type="float" office:value="1249519">
                <text:p>1249519</text:p>
              </table:table-cell>
              <table:table-cell office:value-type="float" office:value="289508">
                <text:p>289508</text:p>
              </table:table-cell>
            </table:table-row>
            <table:table-row>
              <table:table-cell office:value-type="string">
                <text:p>small25normal</text:p>
              </table:table-cell>
              <table:table-cell office:value-type="float" office:value="1002777">
                <text:p>1002777</text:p>
              </table:table-cell>
              <table:table-cell office:value-type="float" office:value="1002994">
                <text:p>1002994</text:p>
              </table:table-cell>
              <table:table-cell office:value-type="float" office:value="222903">
                <text:p>222903</text:p>
              </table:table-cell>
            </table:table-row>
            <table:table-row>
              <table:table-cell office:value-type="string">
                <text:p>small25uniform</text:p>
              </table:table-cell>
              <table:table-cell office:value-type="float" office:value="1001645">
                <text:p>1001645</text:p>
              </table:table-cell>
              <table:table-cell office:value-type="float" office:value="1041793">
                <text:p>1041793</text:p>
              </table:table-cell>
              <table:table-cell office:value-type="float" office:value="216422">
                <text:p>216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bar" chart:style-name="ch1">
        <chart:title svg:x="5.375cm" svg:y="0.315cm" chart:style-name="ch2">
          <text:p>Big Corpus, Short Pattern</text:p>
        </chart:title>
        <chart:legend chart:legend-position="end" svg:x="13.283cm" svg:y="3.698cm" style:legend-expansion="high" chart:style-name="ch3"/>
        <chart:plot-area chart:style-name="ch4" table:cell-range-address="Tabelle1.G3:Tabelle1.J7 Tabelle1.H2:Tabelle1.J2" chart:data-source-has-labels="both" svg:x="0.769cm" svg:y="1.631cm" svg:width="11.876cm" svg:height="6.761cm">
          <chartooo:coordinate-region svg:x="2.899cm" svg:y="1.83cm" svg:width="9.682cm" svg:height="5.517cm"/>
          <chart:axis chart:dimension="x" chart:name="primary-x" chart:style-name="ch5" chartooo:axis-type="auto">
            <chartooo:date-scale/>
            <chart:categories table:cell-range-address="Tabelle1.G3:Tabelle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H3:Tabelle1.H7" chart:label-cell-address="Tabelle1.H2:Tabelle1.H2" chart:class="chart:bar">
            <chart:data-point chart:repeated="5"/>
          </chart:series>
          <chart:series chart:style-name="ch9" chart:values-cell-range-address="Tabelle1.I3:Tabelle1.I7" chart:label-cell-address="Tabelle1.I2:Tabelle1.I2" chart:class="chart:bar">
            <chart:data-point chart:repeated="5"/>
          </chart:series>
          <chart:series chart:style-name="ch10" chart:values-cell-range-address="Tabelle1.J3:Tabelle1.J7" chart:label-cell-address="Tabelle1.J2:Tabelle1.J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H2:Tabelle1.H2</svg:desc>
                </draw:g>
              </table:table-cell>
              <table:table-cell office:value-type="string">
                <text:p>Heuristic</text:p>
                <draw:g>
                  <svg:desc>Tabelle1.I2:Tabelle1.I2</svg:desc>
                </draw:g>
              </table:table-cell>
              <table:table-cell office:value-type="string">
                <text:p>Boyer-Moore</text:p>
                <draw:g>
                  <svg:desc>Tabelle1.J2:Tabelle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met_complete</text:p>
                <draw:g>
                  <svg:desc>Tabelle1.G3:Tabelle1.G7</svg:desc>
                </draw:g>
              </table:table-cell>
              <table:table-cell office:value-type="float" office:value="193582037">
                <text:p>193582037</text:p>
                <draw:g>
                  <svg:desc>Tabelle1.H3:Tabelle1.H7</svg:desc>
                </draw:g>
              </table:table-cell>
              <table:table-cell office:value-type="float" office:value="224378945">
                <text:p>224378945</text:p>
                <draw:g>
                  <svg:desc>Tabelle1.I3:Tabelle1.I7</svg:desc>
                </draw:g>
              </table:table-cell>
              <table:table-cell office:value-type="float" office:value="45329881">
                <text:p>45329881</text:p>
                <draw:g>
                  <svg:desc>Tabelle1.J3:Tabelle1.J7</svg:desc>
                </draw:g>
              </table:table-cell>
            </table:table-row>
            <table:table-row>
              <table:table-cell office:value-type="string">
                <text:p>big5normal</text:p>
              </table:table-cell>
              <table:table-cell office:value-type="float" office:value="104010189">
                <text:p>104010189</text:p>
              </table:table-cell>
              <table:table-cell office:value-type="float" office:value="100710814">
                <text:p>100710814</text:p>
              </table:table-cell>
              <table:table-cell office:value-type="float" office:value="44878854">
                <text:p>44878854</text:p>
              </table:table-cell>
            </table:table-row>
            <table:table-row>
              <table:table-cell office:value-type="string">
                <text:p>big5uniform</text:p>
              </table:table-cell>
              <table:table-cell office:value-type="float" office:value="104994410">
                <text:p>104994410</text:p>
              </table:table-cell>
              <table:table-cell office:value-type="float" office:value="124969418">
                <text:p>124969418</text:p>
              </table:table-cell>
              <table:table-cell office:value-type="float" office:value="34272423">
                <text:p>34272423</text:p>
              </table:table-cell>
            </table:table-row>
            <table:table-row>
              <table:table-cell office:value-type="string">
                <text:p>big25normal</text:p>
              </table:table-cell>
              <table:table-cell office:value-type="float" office:value="100638791">
                <text:p>100638791</text:p>
              </table:table-cell>
              <table:table-cell office:value-type="float" office:value="100308487">
                <text:p>100308487</text:p>
              </table:table-cell>
              <table:table-cell office:value-type="float" office:value="22408171">
                <text:p>22408171</text:p>
              </table:table-cell>
            </table:table-row>
            <table:table-row>
              <table:table-cell office:value-type="string">
                <text:p>big25uniform</text:p>
              </table:table-cell>
              <table:table-cell office:value-type="float" office:value="100166632">
                <text:p>100166632</text:p>
              </table:table-cell>
              <table:table-cell office:value-type="float" office:value="104165929">
                <text:p>104165929</text:p>
              </table:table-cell>
              <table:table-cell office:value-type="float" office:value="21812229">
                <text:p>21812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32cm" xlink:href=".." xlink:type="simple" chart:class="chart:bar" chart:style-name="ch1">
        <chart:title svg:x="5.19cm" svg:y="0.316cm" chart:style-name="ch2">
          <text:p>Small Corpus, Long Pattern</text:p>
        </chart:title>
        <chart:legend chart:legend-position="end" svg:x="13.283cm" svg:y="3.719cm" style:legend-expansion="high" chart:style-name="ch3"/>
        <chart:plot-area chart:style-name="ch4" table:cell-range-address="Tabelle1.A15:Tabelle1.D18 Tabelle1.B14:Tabelle1.D14" chart:data-source-has-labels="both" svg:x="0.769cm" svg:y="1.635cm" svg:width="11.876cm" svg:height="6.797cm">
          <chartooo:coordinate-region svg:x="2.528cm" svg:y="1.834cm" svg:width="10.117cm" svg:height="5.951cm"/>
          <chart:axis chart:dimension="x" chart:name="primary-x" chart:style-name="ch5" chartooo:axis-type="auto">
            <chartooo:date-scale/>
            <chart:categories table:cell-range-address="Tabelle1.A15:Tabelle1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15:Tabelle1.B18" chart:label-cell-address="Tabelle1.B14:Tabelle1.B14" chart:class="chart:bar">
            <chart:data-point chart:repeated="4"/>
          </chart:series>
          <chart:series chart:style-name="ch9" chart:values-cell-range-address="Tabelle1.C15:Tabelle1.C18" chart:label-cell-address="Tabelle1.C14:Tabelle1.C14" chart:class="chart:bar">
            <chart:data-point chart:repeated="4"/>
          </chart:series>
          <chart:series chart:style-name="ch10" chart:values-cell-range-address="Tabelle1.D15:Tabelle1.D18" chart:label-cell-address="Tabelle1.D14:Tabelle1.D1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B14:Tabelle1.B14</svg:desc>
                </draw:g>
              </table:table-cell>
              <table:table-cell office:value-type="string">
                <text:p>Heuristic</text:p>
                <draw:g>
                  <svg:desc>Tabelle1.C14:Tabelle1.C14</svg:desc>
                </draw:g>
              </table:table-cell>
              <table:table-cell office:value-type="string">
                <text:p>Boyer-Moore</text:p>
                <draw:g>
                  <svg:desc>Tabelle1.D14:Tabelle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5normal</text:p>
                <draw:g>
                  <svg:desc>Tabelle1.A15:Tabelle1.A18</svg:desc>
                </draw:g>
              </table:table-cell>
              <table:table-cell office:value-type="float" office:value="1259007">
                <text:p>1259007</text:p>
                <draw:g>
                  <svg:desc>Tabelle1.B15:Tabelle1.B18</svg:desc>
                </draw:g>
              </table:table-cell>
              <table:table-cell office:value-type="float" office:value="1110936">
                <text:p>1110936</text:p>
                <draw:g>
                  <svg:desc>Tabelle1.C15:Tabelle1.C18</svg:desc>
                </draw:g>
              </table:table-cell>
              <table:table-cell office:value-type="float" office:value="197772">
                <text:p>197772</text:p>
                <draw:g>
                  <svg:desc>Tabelle1.D15:Tabelle1.D18</svg:desc>
                </draw:g>
              </table:table-cell>
            </table:table-row>
            <table:table-row>
              <table:table-cell office:value-type="string">
                <text:p>small5uniform</text:p>
              </table:table-cell>
              <table:table-cell office:value-type="float" office:value="1049760">
                <text:p>1049760</text:p>
              </table:table-cell>
              <table:table-cell office:value-type="float" office:value="1250021">
                <text:p>1250021</text:p>
              </table:table-cell>
              <table:table-cell office:value-type="float" office:value="141981">
                <text:p>141981</text:p>
              </table:table-cell>
            </table:table-row>
            <table:table-row>
              <table:table-cell office:value-type="string">
                <text:p>small25normal</text:p>
              </table:table-cell>
              <table:table-cell office:value-type="float" office:value="1001600">
                <text:p>1001600</text:p>
              </table:table-cell>
              <table:table-cell office:value-type="float" office:value="1002908">
                <text:p>1002908</text:p>
              </table:table-cell>
              <table:table-cell office:value-type="float" office:value="43113">
                <text:p>43113</text:p>
              </table:table-cell>
            </table:table-row>
            <table:table-row>
              <table:table-cell office:value-type="string">
                <text:p>small25uniform</text:p>
              </table:table-cell>
              <table:table-cell office:value-type="float" office:value="1001726">
                <text:p>1001726</text:p>
              </table:table-cell>
              <table:table-cell office:value-type="float" office:value="1041839">
                <text:p>1041839</text:p>
              </table:table-cell>
              <table:table-cell office:value-type="float" office:value="48468">
                <text:p>48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32cm" xlink:href=".." xlink:type="simple" chart:class="chart:bar" chart:style-name="ch1">
        <chart:title svg:x="5.428cm" svg:y="0.316cm" chart:style-name="ch2">
          <text:p>Big Corpus, Long Pattern</text:p>
        </chart:title>
        <chart:legend chart:legend-position="end" svg:x="13.284cm" svg:y="3.719cm" style:legend-expansion="high" chart:style-name="ch3"/>
        <chart:plot-area chart:style-name="ch4" table:cell-range-address="Tabelle1.G15:Tabelle1.J19 Tabelle1.H14:Tabelle1.J14" chart:data-source-has-labels="both" svg:x="0.769cm" svg:y="1.635cm" svg:width="11.877cm" svg:height="6.797cm">
          <chartooo:coordinate-region svg:x="2.899cm" svg:y="1.834cm" svg:width="9.683cm" svg:height="5.553cm"/>
          <chart:axis chart:dimension="x" chart:name="primary-x" chart:style-name="ch5" chartooo:axis-type="auto">
            <chartooo:date-scale/>
            <chart:categories table:cell-range-address="Tabelle1.G15:Tabelle1.G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H15:Tabelle1.H19" chart:label-cell-address="Tabelle1.H14:Tabelle1.H14" chart:class="chart:bar">
            <chart:data-point chart:repeated="5"/>
          </chart:series>
          <chart:series chart:style-name="ch9" chart:values-cell-range-address="Tabelle1.I15:Tabelle1.I19" chart:label-cell-address="Tabelle1.I14:Tabelle1.I14" chart:class="chart:bar">
            <chart:data-point chart:repeated="5"/>
          </chart:series>
          <chart:series chart:style-name="ch10" chart:values-cell-range-address="Tabelle1.J15:Tabelle1.J19" chart:label-cell-address="Tabelle1.J14:Tabelle1.J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H14:Tabelle1.H14</svg:desc>
                </draw:g>
              </table:table-cell>
              <table:table-cell office:value-type="string">
                <text:p>Heuristic</text:p>
                <draw:g>
                  <svg:desc>Tabelle1.I14:Tabelle1.I14</svg:desc>
                </draw:g>
              </table:table-cell>
              <table:table-cell office:value-type="string">
                <text:p>Boyer-Moore</text:p>
                <draw:g>
                  <svg:desc>Tabelle1.J14:Tabelle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met_complete</text:p>
                <draw:g>
                  <svg:desc>Tabelle1.G15:Tabelle1.G19</svg:desc>
                </draw:g>
              </table:table-cell>
              <table:table-cell office:value-type="float" office:value="193637975">
                <text:p>193637975</text:p>
                <draw:g>
                  <svg:desc>Tabelle1.H15:Tabelle1.H19</svg:desc>
                </draw:g>
              </table:table-cell>
              <table:table-cell office:value-type="float" office:value="227640415">
                <text:p>227640415</text:p>
                <draw:g>
                  <svg:desc>Tabelle1.I15:Tabelle1.I19</svg:desc>
                </draw:g>
              </table:table-cell>
              <table:table-cell office:value-type="float" office:value="15735966">
                <text:p>15735966</text:p>
                <draw:g>
                  <svg:desc>Tabelle1.J15:Tabelle1.J19</svg:desc>
                </draw:g>
              </table:table-cell>
            </table:table-row>
            <table:table-row>
              <table:table-cell office:value-type="string">
                <text:p>big5normal</text:p>
              </table:table-cell>
              <table:table-cell office:value-type="float" office:value="106535734">
                <text:p>106535734</text:p>
              </table:table-cell>
              <table:table-cell office:value-type="float" office:value="100683262">
                <text:p>100683262</text:p>
              </table:table-cell>
              <table:table-cell office:value-type="float" office:value="12894190">
                <text:p>12894190</text:p>
              </table:table-cell>
            </table:table-row>
            <table:table-row>
              <table:table-cell office:value-type="string">
                <text:p>big5uniform</text:p>
              </table:table-cell>
              <table:table-cell office:value-type="float" office:value="104993639">
                <text:p>104993639</text:p>
              </table:table-cell>
              <table:table-cell office:value-type="float" office:value="124988817">
                <text:p>124988817</text:p>
              </table:table-cell>
              <table:table-cell office:value-type="float" office:value="13121821">
                <text:p>13121821</text:p>
              </table:table-cell>
            </table:table-row>
            <table:table-row>
              <table:table-cell office:value-type="string">
                <text:p>big25normal</text:p>
              </table:table-cell>
              <table:table-cell office:value-type="float" office:value="100700112">
                <text:p>100700112</text:p>
              </table:table-cell>
              <table:table-cell office:value-type="float" office:value="100288062">
                <text:p>100288062</text:p>
              </table:table-cell>
              <table:table-cell office:value-type="float" office:value="4686212">
                <text:p>4686212</text:p>
              </table:table-cell>
            </table:table-row>
            <table:table-row>
              <table:table-cell office:value-type="string">
                <text:p>big25uniform</text:p>
              </table:table-cell>
              <table:table-cell office:value-type="float" office:value="100166838">
                <text:p>100166838</text:p>
              </table:table-cell>
              <table:table-cell office:value-type="float" office:value="104163730">
                <text:p>104163730</text:p>
              </table:table-cell>
              <table:table-cell office:value-type="float" office:value="4465746">
                <text:p>44657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